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EB000001EB0355EE68E142EF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42cm" svg:height="9.742cm" svg:x="6.112cm" svg:y="10.266cm">
          <draw:image xlink:href="Pictures/10000000000001EB000001EB0355EE68E142EF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27:41.945982072</meta:creation-date>
    <dc:date>2018-04-27T16:28:02.277884249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